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slideSwitchValues" style:family="table">
      <style:table-properties style:width="8in" table:align="margins" style:may-break-between-rows="false"/>
    </style:style>
    <style:style style:name="slideSwitchValues.A" style:family="table-column">
      <style:table-column-properties style:column-width="2.6667in" style:rel-column-width="21845*"/>
    </style:style>
    <style:style style:name="slideSwitchValue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lideSwitchValue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slideSwitchValue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lideSwitchValue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Header">
      <style:paragraph-properties fo:text-align="start" style:justify-single-word="false"/>
      <style:text-properties officeooo:rsid="001bebe8" officeooo:paragraph-rsid="001bebe8"/>
    </style:style>
    <style:style style:name="P5" style:family="paragraph" style:parent-style-name="Text_20_body">
      <style:text-properties officeooo:rsid="00203d82" officeooo:paragraph-rsid="00203d82"/>
    </style:style>
    <style:style style:name="P6" style:family="paragraph" style:parent-style-name="Text_20_body">
      <style:text-properties officeooo:paragraph-rsid="00221b4b"/>
    </style:style>
    <style:style style:name="P7" style:family="paragraph" style:parent-style-name="Text_20_body">
      <style:text-properties officeooo:rsid="0023a392" officeooo:paragraph-rsid="0023a392"/>
    </style:style>
    <style:style style:name="P8" style:family="paragraph" style:parent-style-name="Title">
      <style:text-properties officeooo:rsid="00203d82" officeooo:paragraph-rsid="00203d82"/>
    </style:style>
    <style:style style:name="P9" style:family="paragraph" style:parent-style-name="Heading_20_1">
      <style:text-properties officeooo:rsid="00203d82" officeooo:paragraph-rsid="00203d82"/>
    </style:style>
    <style:style style:name="P10" style:family="paragraph" style:parent-style-name="Heading_20_1">
      <style:text-properties officeooo:rsid="00221b4b" officeooo:paragraph-rsid="00221b4b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b4b" officeooo:paragraph-rsid="00221b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392" officeooo:paragraph-rsid="0023a3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7844"/>
    </style:style>
    <style:style style:name="T2" style:family="text">
      <style:text-properties officeooo:rsid="00221b4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ab05 – Memo</text:p>
      <text:h text:style-name="P9" text:outline-level="1">Part 1:</text:h>
      <text:p text:style-name="P5">For this lab I initialized the timer using the XScuTimer API library to control the speed at which the LEDs counted at. <text:span text:style-name="T1">The Timer settings were initialized to their default and settings were changed to make the timer a continuous timer with the interrupt enabled to keep track of when the timer is expired and the load value changes based on the calculation of the ONE_TENTH defines multiplied by the number provided by the DIP switches. </text:span></text:p>
      <text:h text:style-name="P10" text:outline-level="1">Part 2:</text:h>
      <table:table table:name="slideSwitchValues" table:style-name="slideSwitchValues">
        <table:table-column table:style-name="slideSwitchValues.A" table:number-columns-repeated="3"/>
        <table:table-row>
          <table:table-cell table:style-name="slideSwitchValues.A1" office:value-type="string">
            <text:p text:style-name="P12">Switch Setting</text:p>
          </table:table-cell>
          <table:table-cell table:style-name="slideSwitchValues.A1" office:value-type="string">
            <text:p text:style-name="P12">Loaded Register Value</text:p>
          </table:table-cell>
          <table:table-cell table:style-name="slideSwitchValues.C1" office:value-type="string">
            <text:p text:style-name="P12">Calculated Elapse Time</text:p>
          </table:table-cell>
        </table:table-row>
        <table:table-row>
          <table:table-cell table:style-name="slideSwitchValues.A2" office:value-type="string">
            <text:p text:style-name="P12">0001</text:p>
          </table:table-cell>
          <table:table-cell table:style-name="slideSwitchValues.A2" office:value-type="string">
            <text:p text:style-name="P11"><text:span text:style-name="T2">0x</text:span>01EFE920</text:p>
          </table:table-cell>
          <table:table-cell table:style-name="slideSwitchValues.C2" office:value-type="string">
            <text:p text:style-name="P13">0.1s</text:p>
          </table:table-cell>
        </table:table-row>
        <table:table-row>
          <table:table-cell table:style-name="slideSwitchValues.A2" office:value-type="string">
            <text:p text:style-name="P12">0010</text:p>
          </table:table-cell>
          <table:table-cell table:style-name="slideSwitchValues.A2" office:value-type="string">
            <text:p text:style-name="P12">0x03DFD240</text:p>
          </table:table-cell>
          <table:table-cell table:style-name="slideSwitchValues.C2" office:value-type="string">
            <text:p text:style-name="P13">0.2s</text:p>
          </table:table-cell>
        </table:table-row>
        <table:table-row>
          <table:table-cell table:style-name="slideSwitchValues.A2" office:value-type="string">
            <text:p text:style-name="P12">0100</text:p>
          </table:table-cell>
          <table:table-cell table:style-name="slideSwitchValues.A2" office:value-type="string">
            <text:p text:style-name="P12">0x07BFA480</text:p>
          </table:table-cell>
          <table:table-cell table:style-name="slideSwitchValues.C2" office:value-type="string">
            <text:p text:style-name="P13">0.4s</text:p>
          </table:table-cell>
        </table:table-row>
      </table:table>
      <text:p text:style-name="P6"/>
      <text:p text:style-name="P7">Values were calculated as follows:</text:p>
      <text:p text:style-name="P7"><draw:frame draw:style-name="fr1" draw:name="Object1" text:anchor-type="as-char" svg:y="-0.2437in" svg:width="1.5193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Where LRV is the Loaded Register Value (translated to decimal) and CET is the Calculated Elapse Time and 32500000 is the value defined as ONE_TENTH which is the number of timer counts for 0.1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701in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799in" fo:margin-bottom="0in" loext:contextual-spacing="false" fo:text-align="start" style:justify-single-word="false"/>
      <style:text-properties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in" loext:contextual-spacing="false" fo:text-indent="0in" style:auto-text-indent="false"/>
      <style:text-properties fo:font-size="12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8in" table:align="margins"/>
    </style:style>
    <style:style style:name="Table1.A" style:family="table-column">
      <style:table-column-properties style:column-width="2.6667in" style:rel-column-width="21845*"/>
    </style:style>
    <style:style style:name="Table1.A1" style:family="table-cell">
      <style:table-cell-properties style:writing-mode="pag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Header">
      <style:paragraph-properties fo:text-align="start" style:justify-single-word="false"/>
      <style:text-properties officeooo:rsid="001bebe8" officeooo:paragraph-rsid="001bebe8"/>
    </style:style>
    <style:page-layout style:name="Mpm1">
      <style:page-layout-properties fo:page-width="8.5in" fo:page-height="11in" style:num-format="1" style:print-orientation="portrait" fo:margin-top="0.25in" fo:margin-bottom="0.25in" fo:margin-left="0.25in" fo:margin-right="0.2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1"><text:subject>ECE530</text:subject></text:p>
            </table:table-cell>
            <table:table-cell table:style-name="Table1.A1" office:value-type="string">
              <text:p text:style-name="MP2"><text:title>Lab05</text:title></text:p>
            </table:table-cell>
            <table:table-cell table:style-name="Table1.A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7T01:17:08.218820278</meta:creation-date>
    <meta:editing-duration>PT9M13S</meta:editing-duration>
    <meta:editing-cycles>2</meta:editing-cycles>
    <meta:generator>LibreOffice/6.1.5.2$Linux_X86_64 LibreOffice_project/10$Build-2</meta:generator>
    <dc:subject>ECE530</dc:subject>
    <dc:title>Lab05</dc:title>
    <meta:initial-creator>Skyler Cleland</meta:initial-creator>
    <dc:date>2021-12-17T02:05:23.484979779</dc:date>
    <dc:creator>Skyler Cleland</dc:creator>
    <meta:document-statistic meta:table-count="2" meta:image-count="0" meta:object-count="1" meta:page-count="1" meta:paragraph-count="22" meta:word-count="141" meta:character-count="816" meta:non-whitespace-character-count="694"/>
    <meta:template xlink:type="simple" xlink:actuate="onRequest" xlink:title="homeworkTemplate" xlink:href="../../../../Templates/homeworkTemplate.ott" meta:date="2021-12-17T01:17:07.800773343"/>
  </office:meta>
</office:document-meta>
</file>

<file path=Object 1/content.xml><?xml version="1.0" encoding="utf-8"?>
<math xmlns="http://www.w3.org/1998/Math/MathML" display="block">
  <semantics>
    <mrow>
      <mfrac>
        <mi mathvariant="italic">LRV</mi>
        <mrow>
          <mn>32500000</mn>
          <mo stretchy="false">∗</mo>
          <mn>10</mn>
        </mrow>
      </mfrac>
      <mo stretchy="false">=</mo>
      <mi mathvariant="italic">CET</mi>
    </mrow>
    <annotation encoding="StarMath 5.0">{LRV} over {32500000*10} = CET </annotation>
  </semantics>
</math>
</file>